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LGORITHME factorisation_FAIRE_TANT_QUE</text:span></text:p>
      <text:p text:style-name="P2"><text:span text:style-name="T3"><text:tab/></text:span><text:span text:style-name="T4">VARIABLE<text:s/></text:span><text:span text:style-name="T5"><text:tab/></text:span></text:p>
      <text:p text:style-name="P2"><text:span text:style-name="T5"><text:tab/><text:tab/></text:span><text:span text:style-name="T6">ENTIER</text:span><text:span text:style-name="T7"><text:s/>note, somme,i<text:line-break/><text:tab/><text:tab/></text:span><text:span text:style-name="T8">REEL<text:s/></text:span><text:span text:style-name="T9">moyenne<text:line-break/><text:tab/><text:tab/>somme=0<text:tab/></text:span></text:p>
      <text:p text:style-name="P2"><text:span text:style-name="T9"><text:tab/></text:span><text:span text:style-name="T10">DEBUT</text:span><text:span text:style-name="T11"><text:tab/></text:span></text:p>
      <text:p text:style-name="P2"><text:span text:style-name="T11"><text:tab/><text:tab/></text:span><text:span text:style-name="T12">FAIRE<text:line-break/><text:tab/><text:tab/><text:tab/>ECRIRE</text:span><text:span text:style-name="T13"><text:s/>("Saisissez les notes: ")<text:line-break/><text:tab/><text:tab/><text:tab/></text:span><text:span text:style-name="T14">LIRE<text:s/></text:span><text:span text:style-name="T15">(note)<text:line-break/><text:tab/><text:tab/><text:tab/>somme &lt;- somme+note<text:line-break/><text:tab/><text:tab/><text:tab/>i = i+1 <text:line-break/><text:tab/><text:tab/></text:span><text:span text:style-name="T16">TANT QUE<text:s/></text:span><text:span text:style-name="T17">note != 0 </text:span></text:p>
      <text:p text:style-name="P2"><text:span text:style-name="T17"><text:tab/><text:tab/></text:span><text:span text:style-name="T18">SI</text:span><text:span text:style-name="T19"><text:s/>i&gt;1<text:s/></text:span><text:span text:style-name="T20">ALORS FAIRE</text:span><text:span text:style-name="T21"><text:tab/><text:tab/><text:tab/><text:tab/><text:line-break/></text:span><text:span text:style-name="T22"><text:tab/><text:tab/><text:tab/></text:span><text:span text:style-name="T23">moyenne=somme/i</text:span></text:p>
      <text:p text:style-name="P3"><text:span text:style-name="T23"><text:tab/><text:tab/></text:span><text:span text:style-name="T24">ECRIRE<text:s/></text:span><text:span text:style-name="T25">(" Le resultat est: " +moyenne)</text:span></text:p>
      <text:p text:style-name="P3"><text:span text:style-name="T26"/></text:p>
      <text:p text:style-name="P3"><text:span text:style-name="T27"><text:tab/><text:tab/></text:span><text:span text:style-name="T28">SINON</text:span></text:p>
      <text:p text:style-name="P3"><text:span text:style-name="T29"><text:tab/><text:tab/><text:tab/></text:span><text:span text:style-name="T30">ECRIRE</text:span><text:span text:style-name="T31">(" Pas de valeur saisie ")</text:span></text:p>
      <text:p text:style-name="P4"><text:span text:style-name="T31"><text:tab/></text:span><text:span text:style-name="T32">FIN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